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ontaje de proyectos electronicos</text:p>
      <text:p text:style-name="P1"/>
      <text:p text:style-name="P2"><text:span text:style-name="T1">Integrantes del grupo:</text:span> Dal Degan Santiago</text:p>
      <text:p text:style-name="P2"><text:span text:style-name="T1">Materia:</text:span> Montaje de proyectos electronicos</text:p>
      <text:p text:style-name="P2"><text:span text:style-name="T1">Nombre del equipo:</text:span> Santi team</text:p>
      <text:p text:style-name="P2"><text:span text:style-name="T1">Nombre del proyecto:</text:span> </text:p>
      <text:p text:style-name="P2"/>
      <text:p text:style-name="P2"><text:span text:style-name="T1">Descripcion general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 </meta:initial-creator>
    <meta:creation-date>2021-03-10T20:19:24</meta:creation-date>
    <dc:date>2021-03-10T20:54:12</dc:date>
    <dc:creator>Santi </dc:creator>
    <meta:editing-duration>PT34M49S</meta:editing-duration>
    <meta:editing-cycles>3</meta:editing-cycles>
    <meta:generator>OpenOffice/4.1.8$Unix OpenOffice.org_project/418m3$Build-9803</meta:generator>
    <meta:document-statistic meta:table-count="0" meta:image-count="0" meta:object-count="0" meta:page-count="1" meta:paragraph-count="6" meta:word-count="25" meta:character-count="186"/>
  </office:meta>
</office:document-meta>
</file>